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3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34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236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8.63cm" svg:height="7.527cm" svg:x="8.118cm" svg:y="5.093cm">
          <text:p text:style-name="P1"><text:span text:style-name="T1">yangcli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77cm" svg:height="2.62cm" svg:x="18.986cm" svg:y="7.144cm">
          <text:p text:style-name="P1"><text:span text:style-name="T1">NETCONF</text:span><text:span text:style-name="T1"><text:line-break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68cm" svg:height="1.441cm" svg:x="3.27cm" svg:y="6.338cm">
          <text:p text:style-name="P1"><text:span text:style-name="T2">data fi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94cm" svg:height="1.488cm" svg:x="3.398cm" svg:y="8.488cm">
          <text:p text:style-name="P1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83cm" svg:height="1.494cm" svg:x="12.316cm" svg:y="14.54cm">
          <text:p text:style-name="P1"><text:span text:style-name="T2">scrip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3" draw:layer="layout" svg:width="2.883cm" svg:height="1.488cm" svg:x="6.561cm" svg:y="14.626cm">
          <text:p text:style-name="P1"><text:span text:style-name="T2">CLI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513cm" svg:height="2.325cm" svg:x="8.673cm" svg:y="9.666cm">
          <text:p text:style-name="P1"><text:span text:style-name="T2">command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883cm" svg:height="1.496cm" svg:x="8.759cm" svg:y="6.832cm">
          <text:p text:style-name="P1"><text:span text:style-name="T2">variabl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layer="layout" svg:x1="6.437cm" svg:y1="7.108cm" svg:x2="7.937cm" svg:y2="7.117cm">
          <text:p/>
        </draw:line>
        <draw:line draw:style-name="gr10" draw:layer="layout" svg:x1="6.476cm" svg:y1="9.201cm" svg:x2="8.096cm" svg:y2="9.207cm">
          <text:p/>
        </draw:line>
        <draw:frame draw:style-name="gr11" draw:layer="layout" svg:width="9.392cm" svg:height="1.267cm" svg:x="7.723cm" svg:y="3.456cm">
          <draw:text-box>
            <text:p>yangcli NETCONF Client</text:p>
          </draw:text-box>
        </draw:frame>
        <draw:custom-shape draw:style-name="gr12" draw:text-style-name="P3" draw:layer="layout" svg:width="3.068cm" svg:height="1.441cm" svg:x="13.14cm" svg:y="10.123cm">
          <text:p text:style-name="P1"><text:span text:style-name="T2">log files</text:span></text:p>
          <draw:enhanced-geometry svg:viewBox="0 0 21600 21600" draw:type="mso-spt202" draw:enhanced-path="M 0 0 L 21600 0 21600 21600 0 21600 0 0 Z N"/>
        </draw:custom-shape>
        <draw:line draw:style-name="gr10" draw:layer="layout" svg:x1="8.043cm" svg:y1="14.658cm" svg:x2="9.736cm" svg:y2="12.779cm">
          <text:p/>
        </draw:line>
        <draw:line draw:style-name="gr10" draw:layer="layout" svg:x1="13.652cm" svg:y1="14.42cm" svg:x2="11.35cm" svg:y2="12.7cm">
          <text:p/>
        </draw:line>
        <draw:custom-shape draw:style-name="gr13" draw:text-style-name="P3" draw:layer="layout" svg:width="3.513cm" svg:height="2.325cm" svg:x="12.668cm" svg:y="6.756cm">
          <text:p text:style-name="P1"><text:span text:style-name="T2">data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1.667cm" svg:height="1.19cm" svg:x="17.092cm" svg:y="7.9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layer="layout" svg:x1="14.499cm" svg:y1="9.155cm" svg:x2="14.499cm" svg:y2="10.028cm">
          <text:p/>
        </draw:line>
        <draw:line draw:style-name="gr9" draw:layer="layout" svg:x1="10.089cm" svg:y1="8.431cm" svg:x2="10.107cm" svg:y2="9.552cm">
          <text:p/>
        </draw:line>
        <draw:line draw:style-name="gr9" draw:layer="layout" svg:x1="10.936cm" svg:y1="9.516cm" svg:x2="12.489cm" svg:y2="8.493cm">
          <text:p/>
        </draw:lin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3-27T11:10:03</dc:date>
    <meta:print-date>2000-12-09T21:37:10</meta:print-date>
    <meta:editing-cycles>606</meta:editing-cycles>
    <meta:editing-duration>PT201H51M01S</meta:editing-duration>
    <meta:generator>OpenOffice.org/3.1$Unix OpenOffice.org_project/310m19$Build-9420</meta:generator>
    <dc:creator>Andy Bierma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